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cloud-devops-sre.md" office:name=""><text:span text:style-name="Definition">Web</text:span></text:a> • <text:a xlink:type="simple" xlink:href="https://github.com/skyzyx/resume/raw/master/resumes/ryanparman-cloud-devops-sre.pdf" office:name=""><text:span text:style-name="Definition">PDF</text:span></text:a> • <text:a xlink:type="simple" xlink:href="https://github.com/skyzyx/resume/raw/master/resumes/ryanparman-cloud-devops-sre.docx" office:name=""><text:span text:style-name="Definition">Word</text:span></text:a> • <text:a xlink:type="simple" xlink:href="https://github.com/skyzyx/resume/raw/master/resumes/ryanparman-cloud-devops-sre.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Started development on v2 of a project which scanned ~200 AWS accounts for misconfigurations and vulnerabilities. Goal was to reduce an <text:a xlink:type="simple" xlink:href="https://aws.amazon.com/architecture/well-architected/" office:name=""><text:span text:style-name="Definition">AWS Well-Architected</text:span></text:a> review from 2 weeks to 2 hours with automated scans, enabling more reviews annually (10 → 100).</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scaling core platforms and services as every school in America transitioned to online learning during the COVID-19 lockdown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mproved control over account guardrails.</text:p>
        </text:list-item>
        <text:list-item>
          <text:p text:style-name="P3">Managed the Base <text:a xlink:type="simple" xlink:href="https://docs.aws.amazon.com/AWSEC2/latest/UserGuide/AMIs.html" office:name=""><text:span text:style-name="Definition">AMI</text:span></text:a> program (server disk images). Leveraged insights from <text:a xlink:type="simple" xlink:href="https://www.cisecurity.org" office:name=""><text:span text:style-name="Definition">CIS</text:span></text:a>, security patching, and internal needs to develop a unified build pipeline integrating best practices. Reduced time-to-boot, and eliminated engineering toil (1 → 10).</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Grew and ran a project which scanned ~200 AWS accounts for high-priority misconfigurations and vulnerabilities. Included a high-level score (friendly competition), explanations of the issues (security education), and instructions for fixing (driving forward). Became a trusted tool across the organization (1 → 10).</text:p>
        </text:list-item>
        <text:list-item>
          <text:p text:style-name="P3">Implemented the custom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Enabled continuous token and password rotation for engineering teams by designing and deploying a <text:span text:style-name="T2">Token Vending Machine</text:span>, improving security.</text:p>
        </text:list-item>
        <text:list-item>
          <text:p text:style-name="P3">Adapted the <text:span text:style-name="T2">Monitoring-as-Code</text:span> tooling/methodology to abstract-away the underlying vendor, streamlining a vendor migration (<text:a xlink:type="simple" xlink:href="https://newrelic.com" office:name=""><text:span text:style-name="Definition">New Relic</text:span></text:a>, <text:a xlink:type="simple" xlink:href="https://www.datadoghq.com" office:name=""><text:span text:style-name="Definition">Datadog</text:span></text:a>) (1 → 10).</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 (0 → 1).</text:p>
        </text:list-item>
        <text:list-item>
          <text:p text:style-name="P4">Invented custom security and operational tooling to understand the current posture of AWS accounts where off-the-shelf tools did not meet the needs of the organization (0 → 1).</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 (<text:a xlink:type="simple" xlink:href="https://newrelic.com" office:name=""><text:span text:style-name="Definition">New Relic</text:span></text:a>, <text:a xlink:type="simple" xlink:href="https://www.datadoghq.com" office:name=""><text:span text:style-name="Definition">Datadog</text:span></text:a>) (0 → 1).</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 (<text:a xlink:type="simple" xlink:href="https://newrelic.com" office:name=""><text:span text:style-name="Definition">New Relic</text:span></text:a>, <text:a xlink:type="simple" xlink:href="https://grafana.com" office:name=""><text:span text:style-name="Definition">Grafana</text:span></text:a>).</text:p>
        </text:list-item>
        <text:list-item>
          <text:p text:style-name="P7">Explored <text:span text:style-name="T2">configuration-as-code</text:span> for cloud infrastructure in <text:a xlink:type="simple" xlink:href="https://cloud.google.com" office:name=""><text:span text:style-name="Definition">Google Cloud Platform</text:span></text:a> in order to improve reliability and efficiency.</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3" text:outline-level="3"><text:bookmark-start text:name="older-roles-and-side-projects"/>Older roles and side projects<text:bookmark-end text:name="older-roles-and-side-projects"/></text:h>
      <text:p text:style-name="First_20_paragraph">Older roles and side projects are truncated for brevity. If interested, <text:span text:style-name="T2">details</text:span> can be found <text:a xlink:type="simple" xlink:href="https://github.com/skyzyx/resume/blob/master/ryanparman-previously.md" office:name=""><text:span text:style-name="Definition">on GitHub</text:span></text:a>.</text:p>
      <text:list text:style-name="L8">
        <text:list-item>
          <text:p text:style-name="P11"><text:a xlink:type="simple" xlink:href="https://github.com/northwood-labs" office:name=""><text:span text:style-name="Definition">Northwood Labs</text:span></text:a> — Owner (January 2024—Present)</text:p>
        </text:list-item>
        <text:list-item>
          <text:p text:style-name="P11">PCR Publishing (Side-Project) — Editor, Typesetter, Publisher, Book Producer (April 2021–April 2022)</text:p>
        </text:list-item>
        <text:list-item>
          <text:p text:style-name="P11">Perimeter of Wisdom, LLC (defunct) — Co-Owner, CTO, Producer (February 2015—2018)</text:p>
        </text:list-item>
        <text:list-item>
          <text:p text:style-name="P11">CloudFusion (Open-Source Project) — Creator and Developer (Early 2005—March 2010)</text:p>
        </text:list-item>
        <text:list-item>
          <text:p text:style-name="P11">Rearden Commerce (now <text:a xlink:type="simple" xlink:href="https://www.crunchbase.com/organization/deem" office:name=""><text:span text:style-name="Definition">Deem</text:span></text:a>) — Senior User Experience Developer (July 2008—March 2010)</text:p>
        </text:list-item>
        <text:list-item>
          <text:p text:style-name="P11"><text:a xlink:type="simple" xlink:href="https://www.crunchbase.com/organization/warpshare" office:name=""><text:span text:style-name="Definition">WarpShare</text:span></text:a> (defunct) — Co-Founder and Chief Information Officer (September 2006—March 2010)</text:p>
        </text:list-item>
        <text:list-item>
          <text:p text:style-name="P11"><text:a xlink:type="simple" xlink:href="http://simplepie.org" office:name=""><text:span text:style-name="Definition">SimplePie</text:span></text:a> (Open-Source Project) — Creator and Co-Developer (July 2004—October 2009)</text:p>
        </text:list-item>
        <text:list-item>
          <text:p text:style-name="P11"><text:a xlink:type="simple" xlink:href="https://www.crunchbase.com/organization/yahoo" office:name=""><text:span text:style-name="Definition">Yahoo!</text:span></text:a> — Front-end Developer (Contract), Yahoo! Messenger (November 2007—January 2008)</text:p>
        </text:list-item>
        <text:list-item>
          <text:p text:style-name="P11"><text:a xlink:type="simple" xlink:href="https://www.crunchbase.com/organization/stryker" office:name=""><text:span text:style-name="Definition">Stryker</text:span></text:a> — User Interface Developer (Contract) (May 2005—September 2006)</text:p>
        </text:list-item>
        <text:list-item>
          <text:p text:style-name="P11"><text:a xlink:type="simple" xlink:href="https://www.crunchbase.com/organization/digital-impact-2" office:name=""><text:span text:style-name="Definition">Digital Impact</text:span></text:a> (now part of <text:a xlink:type="simple" xlink:href="https://www.crunchbase.com/organization/acxiom-digital-inc" office:name=""><text:span text:style-name="Definition">Axciom</text:span></text:a>) — Production Specialist (March 2004—April 2005)</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9">
        <text:list-item>
          <text:p text:style-name="P12"><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2"><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2"><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2"><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2"><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2"><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2"><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examples of my public-facing documentation:</text:p>
      <text:list text:style-name="L10">
        <text:list-item>
          <text:p text:style-name="P13"><text:a xlink:type="simple" xlink:href="https://github.com/northwood-labs/macos-for-development/wiki" office:name=""><text:span text:style-name="Definition">Setting up macOS for development</text:span></text:a></text:p>
        </text:list-item>
        <text:list-item>
          <text:p text:style-name="P13"><text:a xlink:type="simple" xlink:href="https://github.com/northwood-labs/local-lambda-environments-with-go" office:name=""><text:span text:style-name="Definition">Local AWS Lambda environments (with Go)</text:span></text:a></text:p>
        </text:list-item>
        <text:list-item>
          <text:p text:style-name="P13"><text:a xlink:type="simple" xlink:href="https://github.com/northwood-labs/devsec-tools/blob/main/docs/localdev.md" office:name=""><text:span text:style-name="Definition">Local development environment (devsec-tools)</text:span></text:a></text:p>
        </text:list-item>
        <text:list-item>
          <text:p text:style-name="P13"><text:a xlink:type="simple" xlink:href="https://github.com/northwood-labs/devsec-tools/blob/main/docs/configuring-datagrip-for-valkey.md" office:name=""><text:span text:style-name="Definition">Configuring DataGrip for Valkey (devsec-tools)</text:span></text:a></text:p>
        </text:list-item>
        <text:list-item>
          <text:p text:style-name="P13">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3">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11">
        <text:list-item>
          <text:p text:style-name="P14">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4">U.S. patent filing, <text:a xlink:type="simple" xlink:href="https://patents.google.com/patent/US8103870B2/en?inventor=Ryan+Parman" office:name=""><text:span text:style-name="Definition">“Hive-based Peer-to-Peer Network”</text:span></text:a> (US8103870B2) (2007)</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Cloud Engineering, DevOps, and Site Reliability Engineering roles.</text:p>
      <text:p text:style-name="Text_20_body">DevOps, DevSecOps,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aws.amazon.com" office:name=""><text:span text:style-name="Definition">Amazon Web Services</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ormation/" office:name=""><text:span text:style-name="Definition">CloudFormation</text:span></text:a>, <text:a xlink:type="simple" xlink:href="https://aws.amazon.com/cloudwatch/" office:name=""><text:span text:style-name="Definition">CloudWatch</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s/" office:name=""><text:span text:style-name="Definition">ECS</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go.dev" office:name=""><text:span text:style-name="Definition">Go</text:span></text:a>, <text:a xlink:type="simple" xlink:href="https://developer.mozilla.org/en-US/docs/Web/JavaScript" office:name=""><text:span text:style-name="Definition">JavaScript</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elemetry.io" office:name=""><text:span text:style-name="Definition">OpenTelemetry</text:span></text:a>, <text:a xlink:type="simple" xlink:href="https://opentofu.org" office:name=""><text:span text:style-name="Definition">OpenTofu</text:span></text:a>, <text:a xlink:type="simple" xlink:href="https://www.php.net" office:name=""><text:span text:style-name="Definition">PHP</text:span></text:a>, <text:a xlink:type="simple" xlink:href="https://packer.io" office:name=""><text:span text:style-name="Definition">Packer</text:span></text:a>, <text:a xlink:type="simple" xlink:href="https://www.python.org" office:name=""><text:span text:style-name="Definition">Python</text:span></text:a>, <text:a xlink:type="simple" xlink:href="https://redis.io" office:name=""><text:span text:style-name="Definition">Redis</text:span></text:a>, <text:a xlink:type="simple" xlink:href="https://aws.amazon.com/developer/tools/" office:name=""><text:span text:style-name="Definition">SDKs</text:span></text:a>, <text:a xlink:type="simple" xlink:href="https://www.terraform.io" office:name=""><text:span text:style-name="Definition">Terraform</text:span></text:a>, <text:a xlink:type="simple" xlink:href="https://traefik.io" office:name=""><text:span text:style-name="Definition">Traefik</text:span></text:a>, architecture, automation, cloud computing, disaster recovery, error budget, multi-platform, performance, platform, reliability, scalability, scripting, security, troubleshooting, uptime.</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31T18:31:37Z</meta:creation-date>
    <dc:date>2025-01-31T18:31:37Z</dc:date>
  </office:meta>
</office:document-meta>
</file>